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alibri" svg:font-family="Calibr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style:text-properties style:font-name="Times New Roman" fo:font-size="12pt" style:font-size-asian="12pt" style:font-size-complex="12pt"/>
    </style:style>
    <style:style style:name="P2" style:family="paragraph" style:parent-style-name="Standard" style:master-page-name="Standard">
      <style:paragraph-properties fo:margin-top="0cm" fo:margin-bottom="0cm" fo:line-height="100%" fo:text-align="center" style:justify-single-word="false" style:page-number="auto"/>
      <style:text-properties style:font-name="Times New Roman" fo:font-size="26pt" style:font-size-asian="26pt" style:font-size-complex="26pt"/>
    </style:style>
    <style:style style:name="P3" style:family="paragraph" style:parent-style-name="Standard">
      <style:paragraph-properties fo:margin-top="0cm" fo:margin-bottom="0cm" fo:line-height="100%"/>
      <style:text-properties style:font-name="Times New Roman" fo:font-size="12pt" style:font-size-asian="12pt" style:font-size-complex="12pt"/>
    </style:style>
    <style:style style:name="P4" style:family="paragraph" style:parent-style-name="Standard">
      <style:paragraph-properties fo:margin-top="0cm" fo:margin-bottom="0cm" fo:line-height="100%"/>
      <style:text-properties style:font-name="Times New Roman" fo:font-size="12pt" style:font-size-asian="12pt" style:font-name-complex="Times New Roman1" style:font-size-complex="12pt"/>
    </style:style>
    <style:style style:name="P5" style:family="paragraph" style:parent-style-name="Standard">
      <style:paragraph-properties fo:margin-top="0cm" fo:margin-bottom="0cm" fo:line-height="100%"/>
      <style:text-properties style:font-name="Times New Roman"/>
    </style:style>
    <style:style style:name="T1" style:family="text">
      <style:text-properties fo:font-size="12pt" style:font-size-asian="12pt" style:font-name-complex="Times New Roman1" style:font-size-complex="12pt"/>
    </style:style>
    <style:style style:name="T2" style:family="text">
      <style:text-properties fo: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er Gynt</text:p>
      <text:p text:style-name="P4">Det dramatiske diktet om Peer Gynt og hans liv er delt inn i fem handlinger eller akter. Første handling begynner med at Åse moren til Peer er sint på han fordi han kommer tilbake fra en jakt,”uten børse, uten vilt”. Og attpåtil prøver han å få moren sin til å tro på at han har ridd på en bukk over Gjendineggen, nå kjent som Besseggen. Etter denne historien blir fortalt, og det virker som om Åse godtar det, så forteller hun at hvis han bare hadde vært en litt mer ordentlig mann så kunne han fått datteren på Hægstad gård, en rik og mektig gård i området. Ingrid som hun heter har nemlig lenge vært forelsket i Peer. Dette bestemmer Peer seg for å gjøre, altså å ta Ingrid til kone, selv om Ingrid skal gifte seg neste dag. Under festen på gårde møter han Solveig som han blir forelsket i, men hun har hørt rykter om han og vil ikke ha noe med han å gjøre. Da bestemmer Peer seg for å stikke av med Ingrid. De løper opp i fjellet og slipper unna, men Hægstadbonden sverger hevn på Peer. </text:p>
      <text:p text:style-name="P4"/>
      <text:p text:style-name="P4">Etter en dag vraker de hverandre og Ingrid drar tilbake til familien. Peer blir derimot igjen i fjellet og der møter han tre seterjenter. Han fester med dem hele kvelden og neste dag vandrer han rundt fyllesyk, til han stanger i en fjellside og besvimer. Da drømmer han om en grønnkledd pike i skogen og at han vil gifte seg med henne. Hun viser seg å være datter til Dovregubben og sammen drar de inn i fjellet for at Peer skal bli troll. For å bli troll må man godta å leve under mottoet ”Troll, vær deg selv - nok!” og <text:s/>man må la seg kutte i øyet så man ikke ser forskjell på rett og galt. Det er dette kravet Peer ikke vil godta og da må han rømme med trollene i hælene. Plutselig snur alle trollene retning og flykter fra han. Det er et monster som kaller seg ”Meg selv” eller Bøygen. Han er usynlig og Peer blir tvunget til å ”gå utenom”. Tilslutt roper Peer på Solveig og han faller om og slukner. Peer våkner utenfor en stue. Lille Helga, søsteren til Solveig, kommer med mat. </text:p>
      <text:p text:style-name="P4"/>
      <text:p text:style-name="P4">I tredje handling er Peer fredløs på fjellet, han begynner å bygge en hytte han kan bo i. Når hytta nesten er ferdig kommer Solveig til ham og sier hun har forlatt familien til fordel for ham. Peer får da besøk av en gammel kone som viser seg å være den grønnkledde damen med sønn. Hun påstår at det er hans barn og sier at hun vil være der hver gang han er sammen Solveig. Dette klarer ikke Peer og han blir tvunget til å ”gå utenom” igjen. Det vil si å flykte. Peer får Solveig til å vente på ham. Han rekker akkurat å dra innom Åse som ligger ved dødsleie. Der sørger han over henne før han drar til utlandet.</text:p>
      <text:p text:style-name="P4"/>
      <text:p text:style-name="P4">Fjerde handling er Peer blitt forretningsmann. Han er sammen med noen kollegaer i Marokko. Samtalen deres ender med at kollegaene hans lurer han og stikker av med båten hans. Deretter finner han noen frastjålne klær fra en beduiner høvding og blir mottatt av en beduinerflokk som deres igjenkomne profet. Der prøver han å legge an på beduinhøvdingens datter, Anitra, men i siste sekund forlater Anitra Peer. På stedet hun forlater han så tar Peer av seg beduinerklærne og står igjen som seg selv. Da bestemmer han seg for å bli arkeolog i Egypt. Der møter han sfinksen i Giza. Den synes han ligner på Bøygen, og han begynner å stille den spørsmål om hvem den er. Straks etter møter han Begriffenfeldt som er forstanderen for dårekisten i Kairo. Av han får Peer vite at han skal utropes til keiser på ”selvets fundament” fordi han har løst sfinksens gåte. Tilslutt detter han sammen og roper etter ”alle dårers formynder”, det vil si Gud.</text:p>
      <text:p text:style-name="P4"/>
      <text:p text:style-name="P5"><text:span text:style-name="T1">Femte handling begynner med at han er på vei hjem. Han er ombord i en båt og det er storm. Etter et møte med en hemmelig passasjer forliser båten hans og han redder seg i en livbåt på bekostning av kokkens liv. Vel på land drar han til Hægstad hvor det er auksjon. Ingrid er død. Han drar, men på vei bort blir han plaget av stemmer som forteller han om alt han ikke har </text:span><text:soft-page-break/><text:span text:style-name="T1">gjord. Han kommer til et veiskille og der møter han en knappestøper. Knappestøperen sier at Peer har verken gjort noe bra eller syndet og derfor ønsker gud å støpe han om. Peer ber om en sjanse til å bevise at han bare har vært seg selv, og Knappestøperen sier at ved neste veiskille møtes de igjen. Langs veien møter han Dovregubben som han spør om en attest for å bevise at han har vært seg selv. Dovregubben sier at Peer istedenfor har vert et troll med mottoet ”vær deg selv – nok!” Dette nekter Peer. Igjen møter han Knappestøperen og denne gangen ber han om å få bevise at han har syndet. Dette godtar Knappestøperen. Nå møter Peer Djevelen som sier at Peer ikke er noen for helvete. Peer lurer Djevelen og han kommer til Solveig sin hytte. Der faller han om foran henne, fortvilet over at han må smeltes om til en annen. Solveig redder han derimot tilslutt, men bak hytta står Knappestøperen og visker at de sees ved neste veiskille. </text:span></text:p>
      <text:p text:style-name="P4"/>
      <text:p text:style-name="P4"/>
      <text:p text:style-name="P5"><text:span text:style-name="T1">Henrik Johan Ibsen var en veldig stor dikter og lyriker. Han ble født 20 mars 1828 i Skien. Han var den eldste i en familie med fem andre barn. Henrik er oppkalt etter sin farfar Henrich som døde i et forlis ca. 30 år før Henrik ble født. Som ung var Henrik veldig kreativ og han leste alt han kom over av skjønnlitteratur. I tillegg drev han med maling, tegning, dukketeater og etter hvert også diktning. Etter konfirmasjon flyttet familien hans tilbake til Skien etter å ha bodd en stund på Gjerpen. Deretter flytter Henrik for å gå i apotekerlære. Hele tiden leste han, men planen var å studere medisin. Etter å ha begynt å studere, strøk han i gresk og ble veldig fattig. Han fikk imidlertid jobb på det norske teateret og han begynte å skrive skuespill. Henr</text:span><text:span text:style-name="T1">ik er mest kjent for verkene Brand, Peer Gynt, En folkefiende, Hedda Gabler, Et dukkehjem, Gjengangeren og Villanden. Han døde 23 mai 1906 i Kristiania, 78år gammel. </text:span></text:p>
      <text:p text:style-name="P1"/>
      <text:p text:style-name="P1"/>
      <text:p text:style-name="P1">Sjangeren til Peer Gynt er dramatisk diktning. Dramatisk diktning kjennetegnes ved at det er delt inn i to, tragedier og komedier. Skuespill, som dramatisk diktning er, blir ofte skrevet etter «De tre enheter» 1) Stedene som handlingen foregår på er få og ikke så store.</text:p>
      <text:p text:style-name="P1"><text:s text:c="36"/>2) Tiden er ikke så lang, helst bare noen dager. <text:s text:c="103"/><text:span text:style-name="T2">3 </text:span><text:s text:c="33"/>3) <text:s/>Det er få personer med og all handling surrer rundt ett problem.</text:p>
      <text:p text:style-name="P1">Ofte inneholder også diktningen en forteller eller en del der fortidens handling blir fortalt. Diktene har som regel to handlinger. En ytre som er den man ser på scenen og en indre som man må lese mellom linjen for å få tak i. Personene som er med er ofte delt inn i to kategorier. De statistiske og de dynamiske ut i fra om de forvandles i løpet av stykket eller om de er like gjennom hele handlingen. Tidligere var diktningen ofte på rim og med fast rytme som i et vanlig dikt.</text:p>
      <text:p text:style-name="P1"/>
      <text:p text:style-name="P1"/>
      <text:p text:style-name="P1">Temaet i Peer Gynt er kjærlighet og kjønnsroller. Det er også en slags retningslinje på hvordan Ibsen mener en skal leve. Peer er på en måte et bilde på en person som ikke klarer å finne seg selv. Han står aldri ved det han sier og han dikter opp historier for å virke bedre. Aldri gjør han noe fysisk arbeid og personlighetene hans bytter gjennom hele livet. Dette er en person som Henrik Ibsen mener det har gått dårlig med. Brand er motsetningen til Peer Gynt. Brand handler om en prest som tror så mye på Gud at selv om det går dårlig for kona, barna og moren så mener han at alt er Guds mening. Dette er dårlig på den andre siden av Peer Gynt. Peer er også et symbol på Norge. Under unionen med Danmark kommer Danmark inn i den andre slesvigske krig som ikke Norge vil hjelpe dem i. Dette er det mange som ikke er uenige med og Henrik er en av dem. Peer klare heller ikke å være seg selv, som er et bilde på at nordmenn ikke heller klarte å være seg selv, bare «seg selv – nok». Denne delen er mye debattert og selv i dag er det folk som snakker om dette.</text:p>
      <text:p text:style-name="P1"><text:soft-page-break/></text:p>
      <text:p text:style-name="P1"/>
      <text:p text:style-name="P1">Peer er en typisk bondesønn, i 20års alderen, i utseende. Han er sterk, kjekk og en typisk damemagnet, men på inn siden er han ikke sånn. Han er lat og liker helst å feste. Faren hans, Jon Gynt, var en gang en rik og mektig mann. Dessverre spilte og drakk han bort alle pengene så Peer og moren står igjen som fattige. Peer ønsker nok å gjenreise formuen til sin far, men det blir til at han roter seg bort i slåsskamp, fyll og får stempel som bråkmaker. I starten kan han beskrives som en lykkesøker, men etter å ha vært i utlandet og når han kommer tilbake er han bare en gammel grinebiter som ingen kjenner igjen.</text:p>
      <text:p text:style-name="P1"/>
      <text:p text:style-name="P1"/>
      <text:p text:style-name="P1">Åse er nesten som en hvilken som helst mor. Hun starter hele stykke med å være sint på Peer for at han ikke har hjulpet til hjemme. Etter litt lesning kommer det allikevel frem at hun er litt annerledes. For hun godtar den ville historien til Peer om at han har ridd over fjellet på en geit. Ok, hver synes best om sine barn, men det er grenser. Å tro at barnet sitt skøyt en bukk, men bukken overlevde. I tillegg til at begge overlevde et fall fra et fjell og tilfeldigvis landet i vannet og overlevde. Det er vel litt godtroende. Hun fortsetter også å prøve så godt hun kan å hjelpe Peer hvis hun kan og hun virker ikke spesielt sur på han for at han er lyst fredløs. Åse ender med å dø i historien. </text:p>
      <text:p text:style-name="P1"/>
      <text:p text:style-name="P1"/>
      <text:p text:style-name="P1">Miljøet eller området som handlingen utspiller seg på varierer. Det starter med å foregå i mellomlandet i Norge på nasjonalromantikkens tid. Peer bor på en gård noe som var vanlig på den tiden. Senere er Peer oppe i fjellet der han drømmer om Dovregubben og fjellet hans. Der er handlingen i en mørk og stor grotte. Senere er han også i skogen før han drar til utlandet og Marokko. Handlingen starter da på en strand og fortsetter i ørkenen og i Egypt. I Egypt og Giza ser han flere kjente turistattraksjoner som sfinksen, pyramidene og memnonstøttene. Til slutt drar Peer tilbake til Norge. På båten hjem er det storm. Hjemme i Norge er allt likt som tidligere.</text:p>
      <text:p text:style-name="P1"/>
      <text:p text:style-name="P1"/>
      <text:p text:style-name="P1">Peer Gynt ble skrevet i 1867 og første gang spilt 9 år senere. Skuespillet tilhører den litterære perioden kalt Poetrealismen. Poetrealismen er kjennetegnet som en mellomting mellom romantikken og realismen. Den startet så smått å være litt samfunnskritisk, men den var mye mer lik romantikken en realismen. Det meste som ble skrevet i denne perioden, altså fra1850 – 1870, var dikt og skuespill. Gode eksempler på denne perioden er Camilla Colletts Amtmannens døtre og Peer Gynt. <text:s text:c="6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alibri" svg:font-family="Calibr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b" fo:country="NO"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nb" fo:country="NO" style:letter-kerning="true" style:font-name-asian="Lucida Sans Unicode"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1"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Tahoma1"/>
    </style:style>
    <style:style style:name="Header" style:family="paragraph" style:parent-style-name="Standard"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style style:name="Default_20_Paragraph_20_Font" style:display-name="Default Paragraph Font" style:family="text"/>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åkon Marcus</meta:initial-creator>
    <meta:editing-cycles>32</meta:editing-cycles>
    <meta:creation-date>2013-01-04T21:52:00</meta:creation-date>
    <dc:date>2013-01-09T22:39:58.79</dc:date>
    <meta:editing-duration>PT9H24M48S</meta:editing-duration>
    <meta:generator>OpenOffice.org/3.3$Win32 OpenOffice.org_project/330m20$Build-9567</meta:generator>
    <meta:document-statistic meta:table-count="0" meta:image-count="0" meta:object-count="0" meta:page-count="3" meta:paragraph-count="15" meta:word-count="1905" meta:character-count="10945"/>
    <meta:template xlink:type="simple" xlink:actuate="onRequest" xlink:title="Normal" xlink:href=""/>
  </office:meta>
</office:document-meta>
</file>